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OAL: Understanding Multilevel Inheritance, Abstraction</text:p>
      <text:p text:style-name="Standard"/>
      <text:p text:style-name="Standard">1. Create an abstract class called HeadOffice. </text:p>
      <text:p text:style-name="Standard">2. Have below normal methods in it. </text:p>
      <text:p text:style-name="Standard"><text:s text:c="2"/>2.1. public void check_accounts(int amount)</text:p>
      <text:p text:style-name="Standard"><text:s text:c="4"/>- Have a print statement inside here</text:p>
      <text:p text:style-name="Standard"><text:s text:c="2"/>2.2. public int pay_tax(int amount)</text:p>
      <text:p text:style-name="Standard"><text:s text:c="4"/>- return this.amount from here</text:p>
      <text:p text:style-name="Standard">3. Have an abstract method as below.</text:p>
      <text:p text:style-name="Standard"><text:s text:c="2"/>3.1. public abstract void receive_Customers()</text:p>
      <text:p text:style-name="Standard">4. Create another abstract class called Branch_Plan as sub class of HeadOffice</text:p>
      <text:p text:style-name="Standard">5. Have main method in it. </text:p>
      <text:p text:style-name="Standard">6. Add a print statement inside main method. <text:s/></text:p>
      <text:p text:style-name="Standard">8. Add below method </text:p>
      <text:p text:style-name="Standard"><text:s text:c="2"/>- public void do_interview()</text:p>
      <text:p text:style-name="Standard"><text:s text:c="4"/>- Have a print statement inside here. </text:p>
      <text:p text:style-name="Standard">7. Create another class 'Branch' as sub class of Branch_Plan</text:p>
      <text:p text:style-name="Standard">8. Handle abstract methods here with print statements. </text:p>
      <text:p text:style-name="Standard">9. Create an instance called 'branch' for Branch class. </text:p>
      <text:p text:style-name="Standard">10. Confirm the below methods can be called. </text:p>
      <text:p text:style-name="Standard"><text:s text:c="2"/>- public void check_accounts(1000)</text:p>
      <text:p text:style-name="Standard"><text:s text:c="2"/>- public int pay_tax(2000)</text:p>
      <text:p text:style-name="Standard"><text:s text:c="4"/>- Check if value is returned. </text:p>
      <text:p text:style-name="Standard">- public void do_interview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) Create a Class named “Trainer”.</text:p>
      <text:p text:style-name="Standard">– Have default instance variables String dept, institute</text:p>
      <text:p text:style-name="Standard">– Assign values – “Java”, “Payilagam” to them</text:p>
      <text:p text:style-name="Standard">– Have private instance variable int salary</text:p>
      <text:p text:style-name="Standard">– Assign 10000 as value for salary.</text:p>
      <text:p text:style-name="Standard">– Create getter method for salary.</text:p>
      <text:p text:style-name="Standard">– Have instance method training() with void as return data type</text:p>
      <text:p text:style-name="Standard">– Add a print statement inside training() method</text:p>
      <text:p text:style-name="Standard">- Add main method [public static void main(String[] args)] </text:p>
      <text:p text:style-name="Standard">– Have instance named as ‘trainerKumar’ and pass “CSE”, “payilagam” as arguments to it.</text:p>
      <text:p text:style-name="Standard">– Handle above line with matching Construct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6:41:56.865511783</meta:creation-date>
    <meta:editing-duration>PT16M6S</meta:editing-duration>
    <meta:editing-cycles>2</meta:editing-cycles>
    <meta:generator>LibreOffice/7.3.7.2$Linux_X86_64 LibreOffice_project/30$Build-2</meta:generator>
    <dc:date>2023-02-07T17:08:11.271377140</dc:date>
    <meta:document-statistic meta:table-count="0" meta:image-count="0" meta:object-count="0" meta:page-count="2" meta:paragraph-count="34" meta:word-count="228" meta:character-count="1512" meta:non-whitespace-character-count="1268"/>
  </office:meta>
</office:document-meta>
</file>